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222222" style:font-name="Calibri" fo:font-size="12pt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666666"/>
    </style:style>
    <style:style style:name="P6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color="#222222" style:font-name="Courier New" fo:font-size="12pt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color="#222222" style:font-name="Courier New" fo:font-size="12pt" style:font-name-asian="Courier New" style:font-size-asian="12pt" style:font-name-complex="Courier New" style:font-size-complex="12pt"/>
    </style:style>
    <style:style style:name="P12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color="#666666"/>
    </style:style>
    <style:style style:name="P15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1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22222" style:font-name="Courier New" fo:font-size="12pt" style:font-name-asian="Courier New" style:font-size-asian="12pt" style:font-name-complex="Courier New" style:font-size-complex="12pt"/>
    </style:style>
    <style:style style:name="T6" style:family="text">
      <style:text-properties fo:color="#222222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color="#222222" style:font-name="Courier New" style:font-name-asian="Courier New" style:font-name-complex="Courier New"/>
    </style:style>
    <style:style style:name="T8" style:family="text">
      <style:text-properties fo:color="#666666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style:font-name="Courier New" fo:font-style="italic" style:font-name-asian="Courier New" style:font-style-asian="italic" style:font-name-complex="Courier New" style:font-style-complex="italic"/>
    </style:style>
    <style:style style:name="T12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API</text:span><text:span text:style-name="T1"> </text:span><text:span text:style-name="T1">DOCUMENTATION</text:span></text:p>
      <text:p text:style-name="P1"><text:span text:style-name="T2">The</text:span><text:span text:style-name="T2"> </text:span><text:span text:style-name="T2">SocialDistribution</text:span><text:span text:style-name="T2"> </text:span><text:span text:style-name="T2">API</text:span><text:span text:style-name="T2"> </text:span><text:span text:style-name="T2">allows</text:span><text:span text:style-name="T2"> </text:span><text:span text:style-name="T2">for</text:span><text:span text:style-name="T2"> </text:span><text:span text:style-name="T2">developers</text:span><text:span text:style-name="T2"> </text:span><text:span text:style-name="T2">looking</text:span><text:span text:style-name="T2"> </text:span><text:span text:style-name="T2">to</text:span><text:span text:style-name="T2"> </text:span><text:span text:style-name="T2">get</text:span><text:span text:style-name="T2"> </text:span><text:span text:style-name="T2">access</text:span><text:span text:style-name="T2"> </text:span><text:span text:style-name="T2">to</text:span><text:span text:style-name="T2"> </text:span><text:span text:style-name="T2">posts</text:span><text:span text:style-name="T2">, </text:span><text:span text:style-name="T2">make</text:span><text:span text:style-name="T2"> </text:span><text:span text:style-name="T2">friend</text:span><text:span text:style-name="T2"> </text:span><text:span text:style-name="T2">requests</text:span><text:span text:style-name="T2">, </text:span><text:span text:style-name="T2">and</text:span><text:span text:style-name="T2"> </text:span><text:span text:style-name="T2">check</text:span><text:span text:style-name="T2"> </text:span><text:span text:style-name="T2">statuses</text:span><text:span text:style-name="T2"> </text:span><text:span text:style-name="T2">of</text:span><text:span text:style-name="T2"> </text:span><text:span text:style-name="T2">friendships</text:span><text:span text:style-name="T2"> </text:span><text:span text:style-name="T2">from</text:span><text:span text:style-name="T2"> </text:span><text:span text:style-name="T2">the</text:span><text:span text:style-name="T2"> </text:span><text:span text:style-name="T2">SocialDistribution</text:span><text:span text:style-name="T2"> </text:span><text:span text:style-name="T2">network</text:span><text:span text:style-name="T2">.</text:span></text:p>
      <text:p text:style-name="P1"/>
      <text:p text:style-name="P1">The following are URIs that can be used:</text:p>
      <text:p text:style-name="P1"><text:span text:style-name="T3">Note</text:span><text:span text:style-name="T3">: </text:span><text:span text:style-name="T3">Not</text:span><text:span text:style-name="T3"> </text:span><text:span text:style-name="T3">officially</text:span><text:span text:style-name="T3"> </text:span><text:span text:style-name="T3">deployed</text:span><text:span text:style-name="T3"> </text:span><text:span text:style-name="T3">yet</text:span><text:span text:style-name="T3">. </text:span><text:span text:style-name="T3">Hence</text:span><text:span text:style-name="T3">, “</text:span><text:span text:style-name="T3">Service</text:span><text:span text:style-name="T3">” </text:span><text:span text:style-name="T3">will</text:span><text:span text:style-name="T3"> </text:span><text:span text:style-name="T3">be</text:span><text:span text:style-name="T3"> </text:span><text:span text:style-name="T3">modified</text:span><text:span text:style-name="T3"> </text:span><text:span text:style-name="T3">later</text:span></text:p>
      <text:p text:style-name="P1"/>
      <text:p text:style-name="P1">1 http://service/api/posts</text:p>
      <text:p text:style-name="Standard">2 http://service/api/posts/{POST_ID}</text:p>
      <text:p text:style-name="Standard">3 http://service/api/author/posts</text:p>
      <text:p text:style-name="Standard">4 http://service/api/author/{AUTHOR_ID}/posts</text:p>
      <text:p text:style-name="Standard">5 http://service/api/friendrequest</text:p>
      <text:p text:style-name="P1">6 http://service/api/friends/{AUTHOR_ID}</text:p>
      <text:p text:style-name="P1">7 http://service/api/friends/{FRIEND_ID}/{FRIEND_ID}</text:p>
      <text:p text:style-name="P1"/>
      <text:p text:style-name="P1"><text:span text:style-name="T2">1.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posts</text:span><text:span text:style-name="T2">/</text:span></text:p>
      <text:p text:style-name="P1"><text:span text:style-name="T4">Method</text:span><text:span text:style-name="T4">:</text:span> Get all posts marked as public on the server</text:p>
      <text:p text:style-name="P1"><text:span text:style-name="T4">Endpoint</text:span><text:span text:style-name="T4">:</text:span> api/posts/</text:p>
      <text:p text:style-name="P1"/>
      <text:p text:style-name="P1"><text:span text:style-name="T4">Example</text:span><text:span text:style-name="T4"> 1:</text:span></text:p>
      <text:p text:style-name="P1"><text:span text:style-name="T4">Input</text:span><text:span text:style-name="T4">:</text:span> None</text:p>
      <text:p text:style-name="P1"><text:span text:style-name="T4">Request</text:span><text:span text:style-name="T4">:</text:span></text:p>
      <text:p text:style-name="P2"/>
      <text:p text:style-name="P6"><text:span text:style-name="T5">GET</text:span><text:span text:style-name="T5"> /</text:span><text:span text:style-name="T5">api</text:span><text:span text:style-name="T5">/</text:span><text:span text:style-name="T5">posts</text:span><text:span text:style-name="T5"> </text:span><text:span text:style-name="T5">HTTP</text:span><text:span text:style-name="T5">/1.1</text:span></text:p>
      <text:p text:style-name="P6"><text:span text:style-name="T5">HOST</text:span><text:span text:style-name="T5">: </text:span><text:span text:style-name="T5">service</text:span></text:p>
      <text:p text:style-name="P6"><text:span text:style-name="T5">Authorization</text:span><text:span text:style-name="T5">: </text:span><text:span text:style-name="T5">Basic</text:span><text:span text:style-name="T5"> </text:span><text:span text:style-name="T5">QWxhZGRpbjpvcGVuIHNlc</text:span><text:span text:style-name="T5">2</text:span><text:span text:style-name="T5">FtZQ</text:span><text:span text:style-name="T5">==</text:span></text:p>
      <text:p text:style-name="P6"><text:span text:style-name="T5">Content</text:span><text:span text:style-name="T5">-</text:span><text:span text:style-name="T5">Type</text:span><text:span text:style-name="T5">: </text:span><text:span text:style-name="T5">application</text:span><text:span text:style-name="T5">/</text:span><text:span text:style-name="T5">json</text:span></text:p>
      <text:p text:style-name="P1"/>
      <text:p text:style-name="P1"><text:span text:style-name="T4">Output</text:span><text:span text:style-name="T4">: </text:span>[list of results]</text:p>
      <text:p text:style-name="P1"><text:span text:style-name="T4">Response</text:span><text:span text:style-name="T4">:</text:span></text:p>
      <text:p text:style-name="P1">{</text:p>
      <text:p text:style-name="P1"><text:s text:c="4"/>"post": [</text:p>
      <text:p text:style-name="P10">{</text:p>
      <text:p text:style-name="P6"><text:s text:c="8"/>"origin": "http://whereitcamefrom.com/post/zzzzz",</text:p>
      <text:p text:style-name="P6"><text:s text:c="8"/>"description": "description here",</text:p>
      <text:p text:style-name="P6"><text:s text:c="8"/>"pubDate": "2015-03-11 04:08:54.183383",</text:p>
      <text:p text:style-name="P6"><text:s text:c="8"/>"title": "titlehere",</text:p>
      <text:p text:style-name="P6"><text:s text:c="8"/>"author": {</text:p>
      <text:p text:style-name="P6"><text:s text:c="12"/>"url": "localhost:8000/author/1",</text:p>
      <text:p text:style-name="P6"><text:s text:c="12"/>"host": "localhost:8000",</text:p>
      <text:p text:style-name="P6"><text:s text:c="12"/>"displayname": "n",</text:p>
      <text:p text:style-name="P6"><text:s text:c="12"/>"id": "1"</text:p>
      <text:p text:style-name="P6"><text:soft-page-break/><text:s text:c="8"/>},</text:p>
      <text:p text:style-name="P1"><text:s text:c="6"/><text:tab/> <text:s text:c="7"/>"comments":[</text:p>
      <text:p text:style-name="P1"><text:s text:c="20"/>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6"/>}]</text:p>
      <text:p text:style-name="P6"><text:s text:c="8"/>"content": "status updated",</text:p>
      <text:p text:style-name="P6"><text:s text:c="8"/>"source": "http://lastplaceigotthisfrom.com/post/yyyyy",</text:p>
      <text:p text:style-name="P6"><text:s text:c="8"/>"visibility": "public",</text:p>
      <text:p text:style-name="P6"><text:s text:c="8"/>"content_type": "text/plain",</text:p>
      <text:p text:style-name="P6"><text:s text:c="8"/>"guid": "54f446b4-c7a4-11e4-b490-080027dc431b",</text:p>
      <text:p text:style-name="P6"><text:s text:c="8"/>"categories": []</text:p>
      <text:p text:style-name="P1"><text:s text:c="8"/>}, </text:p>
      <text:p text:style-name="P12"><text:s text:c="7"/>{</text:p>
      <text:p text:style-name="P1"><text:s text:c="7"/><text:tab/> "origin": "http://whereitcamefrom.com/post/zzzzz",</text:p>
      <text:p text:style-name="P1"><text:s text:c="7"/><text:tab/> "description": "description2",</text:p>
      <text:p text:style-name="P1"><text:s text:c="7"/><text:tab/> "pubDate": "2015-03-11 04:45:55.432936",</text:p>
      <text:p text:style-name="P1"><text:s text:c="7"/><text:tab/> "title": "title2",</text:p>
      <text:p text:style-name="P1"><text:s text:c="7"/><text:tab/> "author": {</text:p>
      <text:p text:style-name="P1"><text:s text:c="12"/><text:tab/>"url": "localhost:8000/author/1",</text:p>
      <text:p text:style-name="P1"><text:s text:c="11"/><text:tab/> <text:tab/>"host": "localhost:8000",</text:p>
      <text:p text:style-name="P1"><text:s text:c="11"/><text:tab/> <text:tab/>"displayname": "n",</text:p>
      <text:p text:style-name="P1"><text:s text:c="12"/><text:tab/>"id": "1"},</text:p>
      <text:p text:style-name="P1"><text:s text:c="7"/><text:tab/> },</text:p>
      <text:p text:style-name="P1"><text:s text:c="6"/><text:tab/> "comments":[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4"/>}]</text:p>
      <text:p text:style-name="P1"><text:s text:c="7"/><text:tab/> "content": "status2",</text:p>
      <text:p text:style-name="P1"><text:s text:c="7"/><text:tab/> "source": "http://lastplaceigotthisfrom.com/post/yyyyy",</text:p>
      <text:p text:style-name="P1"><text:s text:c="7"/><text:tab/> "visibility": "public",</text:p>
      <text:p text:style-name="P1"><text:s text:c="7"/><text:tab/> "content_type": "text/plain",</text:p>
      <text:p text:style-name="P1"><text:s text:c="6"/><text:tab/> <text:s/>"guid": "80ec14ae-c7a9-11e4-a504-080027dc431b",</text:p>
      <text:p text:style-name="P1"><text:s text:c="7"/><text:tab/> "categories": []</text:p>
      <text:p text:style-name="P1"><text:soft-page-break/><text:s text:c="3"/>}]</text:p>
      <text:p text:style-name="P1">}</text:p>
      <text:p text:style-name="P1"/>
      <text:p text:style-name="P1"/>
      <text:p text:style-name="P1"/>
      <text:p text:style-name="P1"><text:s text:c="3"/></text:p>
      <text:p text:style-name="P1"><text:span text:style-name="T2">2.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posts</text:span><text:span text:style-name="T2">/{</text:span><text:span text:style-name="T2">POST</text:span><text:span text:style-name="T2">_</text:span><text:span text:style-name="T2">ID</text:span><text:span text:style-name="T2">}</text:span></text:p>
      <text:p text:style-name="P1"><text:span text:style-name="T4">Method</text:span><text:span text:style-name="T4">:</text:span> Get a single post with id = {POST_ID}</text:p>
      <text:p text:style-name="P1"><text:span text:style-name="T4">Endpoint</text:span><text:span text:style-name="T4">:</text:span> /api/posts/{POST_ID}</text:p>
      <text:p text:style-name="P1"/>
      <text:p text:style-name="P1"><text:span text:style-name="T4">Example</text:span><text:span text:style-name="T4">:</text:span></text:p>
      <text:p text:style-name="P1"><text:span text:style-name="T4">Input</text:span><text:span text:style-name="T4">:</text:span> <text:span text:style-name="T5">108</text:span><text:span text:style-name="T5">ded</text:span><text:span text:style-name="T5">43-8520-4035-</text:span><text:span text:style-name="T5">a</text:span><text:span text:style-name="T5">262-547454</text:span><text:span text:style-name="T5">d</text:span><text:span text:style-name="T5">32022</text:span></text:p>
      <text:p text:style-name="P1"><text:span text:style-name="T4">Request</text:span><text:span text:style-name="T4">:</text:span></text:p>
      <text:p text:style-name="P1"><text:span text:style-name="T4">GET</text:span><text:span text:style-name="T4">:</text:span></text:p>
      <text:p text:style-name="P6"><text:span text:style-name="T5">GET</text:span><text:span text:style-name="T5"> /</text:span><text:span text:style-name="T5">api</text:span><text:span text:style-name="T5">/</text:span><text:span text:style-name="T5">posts</text:span><text:span text:style-name="T5">/108</text:span><text:span text:style-name="T5">ded</text:span><text:span text:style-name="T5">43-8520-4035-</text:span><text:span text:style-name="T5">a</text:span><text:span text:style-name="T5">262-547454</text:span><text:span text:style-name="T5">d</text:span><text:span text:style-name="T5">32022 </text:span><text:span text:style-name="T5">HTTP</text:span><text:span text:style-name="T5">/1.1</text:span></text:p>
      <text:p text:style-name="P6"><text:span text:style-name="T5">HOST</text:span><text:span text:style-name="T5">: </text:span><text:span text:style-name="T5">service</text:span></text:p>
      <text:p text:style-name="P6"><text:span text:style-name="T5">Authorization</text:span><text:span text:style-name="T5">: </text:span><text:span text:style-name="T5">Basic</text:span><text:span text:style-name="T5"> </text:span><text:span text:style-name="T5">QWxhZGRpbjpvcGVuIHNlc</text:span><text:span text:style-name="T5">2</text:span><text:span text:style-name="T5">FtZQ</text:span><text:span text:style-name="T5">==</text:span></text:p>
      <text:p text:style-name="P6"><text:span text:style-name="T5">Content</text:span><text:span text:style-name="T5">-</text:span><text:span text:style-name="T5">Type</text:span><text:span text:style-name="T5">: </text:span><text:span text:style-name="T5">application</text:span><text:span text:style-name="T5">/</text:span><text:span text:style-name="T5">json</text:span></text:p>
      <text:p text:style-name="P1"/>
      <text:p text:style-name="P1"><text:span text:style-name="T4">Output</text:span><text:span text:style-name="T4">: </text:span>a single post</text:p>
      <text:p text:style-name="P1"><text:span text:style-name="T4">Response</text:span><text:span text:style-name="T4">:</text:span></text:p>
      <text:p text:style-name="P1">{</text:p>
      <text:p text:style-name="P1"><text:s text:c="4"/>"posts":[</text:p>
      <text:p text:style-name="P1"><text:s text:c="8"/>{</text:p>
      <text:p text:style-name="P1"><text:s text:c="12"/>"title":"A post title about a post about web dev",</text:p>
      <text:p text:style-name="P1"><text:s text:c="12"/>"source":"http://lastplaceigotthisfrom.com/post/yyyyy",</text:p>
      <text:p text:style-name="P1"><text:s text:c="12"/>"origin":"http://whereitcamefrom.com/post/zzzzz",</text:p>
      <text:p text:style-name="P1"><text:s text:c="12"/>"description":"This post discusses stuff -- brief",</text:p>
      <text:p text:style-name="P1"><text:s text:c="12"/>"content-type":"text/html",</text:p>
      <text:p text:style-name="P1"><text:s text:c="12"/>"content":"hello this is a message",</text:p>
      <text:p text:style-name="P1"><text:s text:c="12"/>"author":{</text:p>
      <text:p text:style-name="P1"><text:s text:c="16"/>"id":"9de17f29c12e8f97bcbbd34cc908f1baba40658e",</text:p>
      <text:p text:style-name="P1"><text:s text:c="16"/>"host":"http://127.0.0.1:5454/",</text:p>
      <text:p text:style-name="P1"><text:s text:c="16"/>"displayname":"Lara",</text:p>
      <text:p text:style-name="P1"><text:s text:c="16"/>"url":"http://127.0.0.1:5454/author/9de17f29c12e8f97bcbbd34cc908f1baba40658e"</text:p>
      <text:p text:style-name="P1"><text:s text:c="12"/>},</text:p>
      <text:p text:style-name="P1"><text:s text:c="12"/>"categories":["web","tutorial"],</text:p>
      <text:p text:style-name="P1"><text:s text:c="12"/>"comments":[{</text:p>
      <text:p text:style-name="P1"><text:s text:c="19"/><text:tab/><text:tab/> "author":{</text:p>
      <text:p text:style-name="P1"><text:s text:c="23"/><text:tab/><text:tab/><text:tab/> "id":"8d919f29c12e8f97bcbbd34cc908f19ab9496989",</text:p>
      <text:p text:style-name="P1"><text:s text:c="22"/><text:tab/><text:tab/><text:tab/> <text:s/>"host":"http://127.0.0.1:5454/",</text:p>
      <text:p text:style-name="P1"><text:s text:c="23"/><text:tab/><text:tab/><text:tab/> "displayname":"Greg"</text:p>
      <text:p text:style-name="P1"><text:s text:c="18"/><text:tab/><text:tab/>},</text:p>
      <text:p text:style-name="P1"><text:s text:c="20"/><text:tab/><text:tab/>"comment":"Sick Olde English"</text:p>
      <text:p text:style-name="P1"><text:s text:c="19"/><text:tab/><text:tab/>"pubDate":"Fri Jan <text:s/>3 15:50:40 MST 2014",</text:p>
      <text:p text:style-name="P1"><text:soft-page-break/><text:s text:c="20"/><text:tab/><text:tab/>"guid":"5471fe89-7697-4625-a06e-b3ad18577b72"</text:p>
      <text:p text:style-name="P1"><text:s text:c="11"/>}]</text:p>
      <text:p text:style-name="P1"><text:s text:c="11"/>"pubDate":"Fri Jan <text:s/>1 12:12:12 MST 2014",</text:p>
      <text:p text:style-name="P1"><text:s text:c="12"/>"guid":"108ded43-8520-4035-a262-547454d32022"</text:p>
      <text:p text:style-name="P1"><text:s text:c="12"/>"visibility":"PUBLIC" <text:s text:c="42"/></text:p>
      <text:p text:style-name="P1"><text:s text:c="8"/>}]</text:p>
      <text:p text:style-name="P1">}</text:p>
      <text:p text:style-name="P1"/>
      <text:p text:style-name="P1"><text:span text:style-name="T2">3.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author</text:span><text:span text:style-name="T2">/</text:span><text:span text:style-name="T2">posts</text:span><text:span text:style-name="T2">/</text:span></text:p>
      <text:p text:style-name="P1"><text:span text:style-name="T4">Method</text:span><text:span text:style-name="T4">:</text:span> Get all posts that are visible to the currently authenticated user</text:p>
      <text:p text:style-name="P1"><text:span text:style-name="T4">Endpoint</text:span><text:span text:style-name="T4">:</text:span> api/author/posts/</text:p>
      <text:p text:style-name="P1"/>
      <text:p text:style-name="P1"><text:span text:style-name="T4">Example</text:span><text:span text:style-name="T4">:</text:span></text:p>
      <text:p text:style-name="P1"><text:span text:style-name="T4">Input</text:span><text:span text:style-name="T4">:</text:span> None</text:p>
      <text:p text:style-name="P1"><text:span text:style-name="T4">Request</text:span><text:span text:style-name="T4">:</text:span></text:p>
      <text:p text:style-name="P1"><text:span text:style-name="T4">GET</text:span><text:span text:style-name="T4">:</text:span></text:p>
      <text:p text:style-name="P6"><text:span text:style-name="T5">GET</text:span><text:span text:style-name="T5"> /</text:span><text:span text:style-name="T5">api</text:span><text:span text:style-name="T5">/</text:span><text:span text:style-name="T5">author</text:span><text:span text:style-name="T5">/</text:span><text:span text:style-name="T5">posts</text:span><text:span text:style-name="T5">/ </text:span><text:span text:style-name="T5">HTTP</text:span><text:span text:style-name="T5">/1.1</text:span></text:p>
      <text:p text:style-name="P6"><text:span text:style-name="T5">HOST</text:span><text:span text:style-name="T5">: </text:span><text:span text:style-name="T5">service</text:span></text:p>
      <text:p text:style-name="P6"><text:span text:style-name="T5">Authorization</text:span><text:span text:style-name="T5">: </text:span><text:span text:style-name="T5">Basic</text:span><text:span text:style-name="T5"> </text:span><text:span text:style-name="T5">QWxhZGRpbjpvcGVuIHNlc</text:span><text:span text:style-name="T5">2</text:span><text:span text:style-name="T5">FtZQ</text:span><text:span text:style-name="T5">==</text:span></text:p>
      <text:p text:style-name="P6"><text:span text:style-name="T5">Content</text:span><text:span text:style-name="T5">-</text:span><text:span text:style-name="T5">Type</text:span><text:span text:style-name="T5">: </text:span><text:span text:style-name="T5">application</text:span><text:span text:style-name="T5">/</text:span><text:span text:style-name="T5">json</text:span></text:p>
      <text:p text:style-name="P1"/>
      <text:p text:style-name="P1"><text:span text:style-name="T4">Output</text:span><text:span text:style-name="T4">: </text:span>[list of results]</text:p>
      <text:p text:style-name="P1"><text:span text:style-name="T4">Response</text:span><text:span text:style-name="T4">:</text:span></text:p>
      <text:p text:style-name="P1">{</text:p>
      <text:p text:style-name="P1"><text:s text:c="4"/>"post": [</text:p>
      <text:p text:style-name="P10">{</text:p>
      <text:p text:style-name="P6"><text:s text:c="8"/>"origin": "http://whereitcamefrom.com/post/zzzzz",</text:p>
      <text:p text:style-name="P6"><text:s text:c="8"/>"description": "description here",</text:p>
      <text:p text:style-name="P6"><text:s text:c="8"/>"pubDate": "2015-03-11 04:08:54.183383",</text:p>
      <text:p text:style-name="P6"><text:s text:c="8"/>"title": "titlehere",</text:p>
      <text:p text:style-name="P6"><text:s text:c="8"/>"author": {</text:p>
      <text:p text:style-name="P6"><text:s text:c="12"/>"url": "localhost:8000/author/1",</text:p>
      <text:p text:style-name="P6"><text:s text:c="12"/>"host": "localhost:8000",</text:p>
      <text:p text:style-name="P6"><text:s text:c="12"/>"displayname": "n",</text:p>
      <text:p text:style-name="P6"><text:s text:c="12"/>"id": "1"</text:p>
      <text:p text:style-name="P6"><text:s text:c="8"/>},</text:p>
      <text:p text:style-name="P1"><text:s text:c="6"/><text:tab/> <text:s text:c="7"/>"comments":[</text:p>
      <text:p text:style-name="P1"><text:s text:c="20"/>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oft-page-break/><text:s text:c="20"/><text:tab/>"guid":"5471fe89-7697-4625-a06e-b3ad18577b72"</text:p>
      <text:p text:style-name="P1"><text:s text:c="16"/>}]</text:p>
      <text:p text:style-name="P6"><text:s text:c="8"/>"content": "status updated",</text:p>
      <text:p text:style-name="P6"><text:s text:c="8"/>"source": "http://lastplaceigotthisfrom.com/post/yyyyy",</text:p>
      <text:p text:style-name="P6"><text:s text:c="8"/>"visibility": "public",</text:p>
      <text:p text:style-name="P6"><text:s text:c="8"/>"content_type": "text/plain",</text:p>
      <text:p text:style-name="P6"><text:s text:c="8"/>"guid": "54f446b4-c7a4-11e4-b490-080027dc431b",</text:p>
      <text:p text:style-name="P6"><text:s text:c="8"/>"categories": []</text:p>
      <text:p text:style-name="P1"><text:s text:c="8"/>}, </text:p>
      <text:p text:style-name="P1"><text:s text:c="7"/>{</text:p>
      <text:p text:style-name="P1"><text:s text:c="7"/><text:tab/> "origin": "http://whereitcamefrom.com/post/zzzzz",</text:p>
      <text:p text:style-name="P1"><text:s text:c="7"/><text:tab/> "description": "description2",</text:p>
      <text:p text:style-name="P1"><text:s text:c="7"/><text:tab/> "pubDate": "2015-03-11 04:45:55.432936",</text:p>
      <text:p text:style-name="P1"><text:s text:c="7"/><text:tab/> "title": "title2",</text:p>
      <text:p text:style-name="P1"><text:s text:c="7"/><text:tab/> "author": {</text:p>
      <text:p text:style-name="P1"><text:s text:c="12"/><text:tab/>"url": "localhost:8000/author/1",</text:p>
      <text:p text:style-name="P1"><text:s text:c="11"/><text:tab/> <text:tab/>"host": "localhost:8000",</text:p>
      <text:p text:style-name="P1"><text:s text:c="11"/><text:tab/> <text:tab/>"displayname": "n",</text:p>
      <text:p text:style-name="P1"><text:s text:c="12"/><text:tab/>"id": "1"},</text:p>
      <text:p text:style-name="P1"><text:s text:c="7"/><text:tab/> },</text:p>
      <text:p text:style-name="P1"><text:s text:c="6"/><text:tab/> "comments":[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4"/>}]</text:p>
      <text:p text:style-name="P1"><text:s text:c="7"/><text:tab/> "content": "status2",</text:p>
      <text:p text:style-name="P1"><text:s text:c="7"/><text:tab/> "source": "http://lastplaceigotthisfrom.com/post/yyyyy",</text:p>
      <text:p text:style-name="P1"><text:s text:c="7"/><text:tab/> "visibility": "public",</text:p>
      <text:p text:style-name="P1"><text:s text:c="7"/><text:tab/> "content_type": "text/plain",</text:p>
      <text:p text:style-name="P1"><text:s text:c="6"/><text:tab/> <text:s/>"guid": "80ec14ae-c7a9-11e4-a504-080027dc431b",</text:p>
      <text:p text:style-name="P1"><text:s text:c="7"/><text:tab/> "categories": []</text:p>
      <text:p text:style-name="P1"><text:s text:c="3"/>}]</text:p>
      <text:p text:style-name="P1">}</text:p>
      <text:p text:style-name="P1"/>
      <text:p text:style-name="P1"><text:span text:style-name="T2">4. 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author</text:span><text:span text:style-name="T2">/{</text:span><text:span text:style-name="T2">AUTHOR</text:span><text:span text:style-name="T2">_</text:span><text:span text:style-name="T2">ID</text:span><text:span text:style-name="T2">}/</text:span><text:span text:style-name="T2">posts</text:span></text:p>
      <text:p text:style-name="P1"><text:span text:style-name="T4">Method</text:span><text:span text:style-name="T4">:</text:span> Get all posts made by {AUTHOR_ID} visible to the currently authenticated user</text:p>
      <text:p text:style-name="P1"><text:span text:style-name="T4">Endpoint</text:span><text:span text:style-name="T4">:</text:span> api/author/{AUTHOR_ID}/posts</text:p>
      <text:p text:style-name="P1"/>
      <text:p text:style-name="P1"><text:span text:style-name="T4">Example</text:span><text:span text:style-name="T4">:</text:span></text:p>
      <text:p text:style-name="P1"><text:span text:style-name="T4">Input</text:span><text:span text:style-name="T4">:</text:span> 8d919f29c12e8f97bcbbd34cc908f19ab9496989</text:p>
      <text:p text:style-name="P1"><text:soft-page-break/><text:span text:style-name="T4">Request</text:span><text:span text:style-name="T4">:</text:span></text:p>
      <text:p text:style-name="P1"><text:span text:style-name="T4">GET</text:span><text:span text:style-name="T4">:</text:span></text:p>
      <text:p text:style-name="P6"><text:span text:style-name="T6">GET</text:span><text:span text:style-name="T6"> /</text:span><text:span text:style-name="T6">api</text:span><text:span text:style-name="T6">/</text:span><text:span text:style-name="T6">author</text:span><text:span text:style-name="T6">/</text:span><text:span text:style-name="T6">posts</text:span><text:span text:style-name="T6">/8</text:span><text:span text:style-name="T6">d</text:span><text:span text:style-name="T6">919</text:span><text:span text:style-name="T6">f</text:span><text:span text:style-name="T6">29</text:span><text:span text:style-name="T6">c</text:span><text:span text:style-name="T6">12</text:span><text:span text:style-name="T6">e</text:span><text:span text:style-name="T6">8</text:span><text:span text:style-name="T6">f</text:span><text:span text:style-name="T6">97</text:span><text:span text:style-name="T6">bcbbd</text:span><text:span text:style-name="T6">34</text:span><text:span text:style-name="T6">cc</text:span><text:span text:style-name="T6">908</text:span><text:span text:style-name="T6">f</text:span><text:span text:style-name="T6">19</text:span><text:span text:style-name="T6">ab</text:span><text:span text:style-name="T6">9496989 </text:span><text:span text:style-name="T6">HTTP</text:span><text:span text:style-name="T6">/1.1</text:span></text:p>
      <text:p text:style-name="P6"><text:span text:style-name="T6">HOST</text:span><text:span text:style-name="T6">: </text:span><text:span text:style-name="T6">service</text:span></text:p>
      <text:p text:style-name="P6"><text:span text:style-name="T6">Authorization</text:span><text:span text:style-name="T6">: </text:span><text:span text:style-name="T6">Basic</text:span><text:span text:style-name="T6"> </text:span><text:span text:style-name="T6">QWxhZGRpbjpvcGVuIHNlc</text:span><text:span text:style-name="T6">2</text:span><text:span text:style-name="T6">FtZQ</text:span><text:span text:style-name="T6">==</text:span></text:p>
      <text:p text:style-name="P6"><text:span text:style-name="T6">Content</text:span><text:span text:style-name="T6">-</text:span><text:span text:style-name="T6">Type</text:span><text:span text:style-name="T6">: </text:span><text:span text:style-name="T6">application</text:span><text:span text:style-name="T6">/</text:span><text:span text:style-name="T6">json</text:span></text:p>
      <text:p text:style-name="P1"/>
      <text:p text:style-name="P1"><text:span text:style-name="T4">Output</text:span><text:span text:style-name="T4">: </text:span>[list of results]</text:p>
      <text:p text:style-name="P1"><text:span text:style-name="T4">Response</text:span><text:span text:style-name="T4">:</text:span></text:p>
      <text:p text:style-name="P1">{</text:p>
      <text:p text:style-name="P1"><text:s text:c="4"/>“post": [</text:p>
      <text:p text:style-name="P10">{</text:p>
      <text:p text:style-name="P6"><text:s text:c="8"/>"origin": "http://whereitcamefrom.com/post/zzzzz",</text:p>
      <text:p text:style-name="P6"><text:s text:c="8"/>"description": "description here",</text:p>
      <text:p text:style-name="P6"><text:s text:c="8"/>"pubDate": "2015-03-11 04:08:54.183383",</text:p>
      <text:p text:style-name="P6"><text:s text:c="8"/>"title": "titlehere",</text:p>
      <text:p text:style-name="P6"><text:s text:c="8"/>"author": {</text:p>
      <text:p text:style-name="P6"><text:s text:c="12"/>"url": "localhost:8000/author/1",</text:p>
      <text:p text:style-name="P6"><text:s text:c="12"/>"host": "localhost:8000",</text:p>
      <text:p text:style-name="P6"><text:s text:c="12"/>"displayname": "n",</text:p>
      <text:p text:style-name="P6"><text:s text:c="12"/>"id": "1"</text:p>
      <text:p text:style-name="P6"><text:s text:c="8"/>},</text:p>
      <text:p text:style-name="P1"><text:s text:c="6"/><text:tab/> <text:s text:c="7"/>"comments":[</text:p>
      <text:p text:style-name="P1"><text:s text:c="20"/>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6"/>}]</text:p>
      <text:p text:style-name="P6"><text:s text:c="8"/>"content": "status updated",</text:p>
      <text:p text:style-name="P6"><text:s text:c="8"/>"source": "http://lastplaceigotthisfrom.com/post/yyyyy",</text:p>
      <text:p text:style-name="P6"><text:s text:c="8"/>"visibility": "public",</text:p>
      <text:p text:style-name="P6"><text:s text:c="8"/>"content_type": "text/plain",</text:p>
      <text:p text:style-name="P6"><text:s text:c="8"/>"guid": "54f446b4-c7a4-11e4-b490-080027dc431b",</text:p>
      <text:p text:style-name="P6"><text:s text:c="8"/>"categories": []</text:p>
      <text:p text:style-name="P1"><text:s text:c="8"/>}, </text:p>
      <text:p text:style-name="P1"><text:s text:c="7"/>{</text:p>
      <text:p text:style-name="P1"><text:s text:c="7"/><text:tab/> "origin": "http://whereitcamefrom.com/post/zzzzz",</text:p>
      <text:p text:style-name="P1"><text:s text:c="7"/><text:tab/> "description": "description2",</text:p>
      <text:p text:style-name="P1"><text:s text:c="7"/><text:tab/> "pubDate": "2015-03-11 04:45:55.432936",</text:p>
      <text:p text:style-name="P1"><text:s text:c="7"/><text:tab/> "title": "title2",</text:p>
      <text:p text:style-name="P1"><text:s text:c="7"/><text:tab/> "author": {</text:p>
      <text:p text:style-name="P1"><text:soft-page-break/><text:s text:c="12"/><text:tab/>"url": "localhost:8000/author/1",</text:p>
      <text:p text:style-name="P1"><text:s text:c="11"/><text:tab/> <text:tab/>"host": "localhost:8000",</text:p>
      <text:p text:style-name="P1"><text:s text:c="11"/><text:tab/> <text:tab/>"displayname": "n",</text:p>
      <text:p text:style-name="P1"><text:s text:c="12"/><text:tab/>"id": "1"},</text:p>
      <text:p text:style-name="P1"><text:s text:c="7"/><text:tab/> },</text:p>
      <text:p text:style-name="P1"><text:s text:c="6"/><text:tab/> "comments":[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4"/>}]</text:p>
      <text:p text:style-name="P1"><text:s text:c="7"/><text:tab/> "content": "status2",</text:p>
      <text:p text:style-name="P1"><text:s text:c="7"/><text:tab/> "source": "http://lastplaceigotthisfrom.com/post/yyyyy",</text:p>
      <text:p text:style-name="P1"><text:s text:c="7"/><text:tab/> "visibility": "public",</text:p>
      <text:p text:style-name="P1"><text:s text:c="7"/><text:tab/> "content_type": "text/plain",</text:p>
      <text:p text:style-name="P1"><text:s text:c="6"/><text:tab/> <text:s/>"guid": "80ec14ae-c7a9-11e4-a504-080027dc431b",</text:p>
      <text:p text:style-name="P1"><text:s text:c="7"/><text:tab/> "categories": []</text:p>
      <text:p text:style-name="P1"><text:s text:c="3"/>}]</text:p>
      <text:p text:style-name="P1">}</text:p>
      <text:p text:style-name="P1"/>
      <text:p text:style-name="P1"/>
      <text:p text:style-name="P1"/>
      <text:p text:style-name="P1"><text:s text:c="3"/></text:p>
      <text:p text:style-name="P3"/>
      <text:p text:style-name="Standard"><text:span text:style-name="T2">5. </text:span><text:a xlink:type="simple" xlink:href="http://service/api/friendrequest"><text:span text:style-name="T12">http://service/api/friendrequest</text:span></text:a></text:p>
      <text:p text:style-name="Standard"><text:span text:style-name="T4">Method:</text:span> makes a friend request post</text:p>
      <text:p text:style-name="P1"><text:span text:style-name="T4">Endpoint</text:span><text:span text:style-name="T4">: </text:span>api/friendrequest/</text:p>
      <text:p text:style-name="P4"/>
      <text:p text:style-name="P1"><text:span text:style-name="T4">Example</text:span><text:span text:style-name="T4">:</text:span></text:p>
      <text:p text:style-name="P1"><text:span text:style-name="T4">Input</text:span><text:span text:style-name="T4">:</text:span> </text:p>
      <text:p text:style-name="P5">{</text:p>
      <text:p text:style-name="P12"><text:span text:style-name="T8">"</text:span><text:span text:style-name="T8">query</text:span><text:span text:style-name="T8">": "</text:span><text:span text:style-name="T8">friendrequest</text:span><text:span text:style-name="T8">",<text:line-break/>"</text:span><text:span text:style-name="T8">author</text:span><text:span text:style-name="T8">":{<text:line-break/><text:tab/>"</text:span><text:span text:style-name="T8">id</text:span><text:span text:style-name="T8">":"8</text:span><text:span text:style-name="T8">d</text:span><text:span text:style-name="T8">919</text:span><text:span text:style-name="T8">f</text:span><text:span text:style-name="T8">29</text:span><text:span text:style-name="T8">c</text:span><text:span text:style-name="T8">12</text:span><text:span text:style-name="T8">e</text:span><text:span text:style-name="T8">8</text:span><text:span text:style-name="T8">f</text:span><text:span text:style-name="T8">97</text:span><text:span text:style-name="T8">bcbbd</text:span><text:span text:style-name="T8">34</text:span><text:span text:style-name="T8">cc</text:span><text:span text:style-name="T8">908</text:span><text:span text:style-name="T8">f</text:span><text:span text:style-name="T8">19</text:span><text:span text:style-name="T8">ab</text:span><text:span text:style-name="T8">9496989",<text:line-break/><text:tab/>"</text:span><text:span text:style-name="T8">host</text:span><text:span text:style-name="T8">":"</text:span><text:span text:style-name="T8">http</text:span><text:span text:style-name="T8">://127.0.0.1:5454/",<text:line-break/><text:tab/>"</text:span><text:span text:style-name="T8">displayname</text:span><text:span text:style-name="T8">":"</text:span><text:span text:style-name="T8">Greg</text:span><text:span text:style-name="T8">"<text:line-break/>},<text:line-break/>"</text:span><text:span text:style-name="T8">friend</text:span><text:span text:style-name="T8">": {<text:line-break/><text:tab/>"</text:span><text:span text:style-name="T8">id</text:span><text:span text:style-name="T8">":"9</text:span><text:span text:style-name="T8">de</text:span><text:span text:style-name="T8">17</text:span><text:span text:style-name="T8">f</text:span><text:span text:style-name="T8">29</text:span><text:span text:style-name="T8">c</text:span><text:span text:style-name="T8">12</text:span><text:span text:style-name="T8">e</text:span><text:span text:style-name="T8">8</text:span><text:span text:style-name="T8">f</text:span><text:span text:style-name="T8">97</text:span><text:span text:style-name="T8">bcbbd</text:span><text:span text:style-name="T8">34</text:span><text:span text:style-name="T8">cc</text:span><text:span text:style-name="T8">908</text:span><text:span text:style-name="T8">f</text:span><text:span text:style-name="T8">1</text:span><text:span text:style-name="T8">baba</text:span><text:span text:style-name="T8">40658</text:span><text:span text:style-name="T8">e</text:span><text:span text:style-name="T8">",<text:line-break/><text:tab/>"</text:span><text:span text:style-name="T8">host</text:span><text:span text:style-name="T8">":"</text:span><text:span text:style-name="T8">http</text:span><text:span text:style-name="T8">://127.0.0.1:5454/",<text:line-break/></text:span><text:span text:style-name="T8"><text:tab/>"</text:span><text:span text:style-name="T8">displayname</text:span><text:span text:style-name="T8">":"</text:span><text:span text:style-name="T8">Lara</text:span><text:span text:style-name="T8">",<text:line-break/></text:span><text:soft-page-break/><text:span text:style-name="T8"><text:tab/>"</text:span><text:span text:style-name="T8">url</text:span><text:span text:style-name="T8">":"</text:span><text:span text:style-name="T8">http</text:span><text:span text:style-name="T8">://127.0.0.1:5454/</text:span><text:span text:style-name="T8">author</text:span><text:span text:style-name="T8">/9</text:span><text:span text:style-name="T8">de</text:span><text:span text:style-name="T8">17</text:span><text:span text:style-name="T8">f</text:span><text:span text:style-name="T8">29</text:span><text:span text:style-name="T8">c</text:span><text:span text:style-name="T8">12</text:span><text:span text:style-name="T8">e</text:span><text:span text:style-name="T8">8</text:span><text:span text:style-name="T8">f</text:span><text:span text:style-name="T8">97</text:span><text:span text:style-name="T8">bcbbd</text:span><text:span text:style-name="T8">34</text:span><text:span text:style-name="T8">cc</text:span><text:span text:style-name="T8">908</text:span><text:span text:style-name="T8">f</text:span><text:span text:style-name="T8">1</text:span><text:span text:style-name="T8">baba</text:span><text:span text:style-name="T8">40658</text:span><text:span text:style-name="T8">e</text:span><text:span text:style-name="T8">"<text:line-break/><text:tab/>}</text:span></text:p>
      <text:p text:style-name="P14">}</text:p>
      <text:p text:style-name="P1"><text:span text:style-name="T4">Request</text:span><text:span text:style-name="T4">:</text:span></text:p>
      <text:p text:style-name="P1"><text:span text:style-name="T4">POST</text:span><text:span text:style-name="T4">:</text:span></text:p>
      <text:p text:style-name="P2"/>
      <text:p text:style-name="P6"><text:span text:style-name="T5">POST</text:span><text:span text:style-name="T5"> /</text:span><text:span text:style-name="T5">api</text:span><text:span text:style-name="T5">/</text:span><text:span text:style-name="T5">friendrequest</text:span><text:span text:style-name="T5"> </text:span><text:span text:style-name="T5">HTTP</text:span><text:span text:style-name="T5">/1.1</text:span></text:p>
      <text:p text:style-name="P6"><text:span text:style-name="T5">HOST</text:span><text:span text:style-name="T5">: </text:span><text:span text:style-name="T5">service</text:span></text:p>
      <text:p text:style-name="P6"><text:span text:style-name="T5">Authorization</text:span><text:span text:style-name="T5">: </text:span><text:span text:style-name="T5">Basic</text:span><text:span text:style-name="T5"> </text:span><text:span text:style-name="T5">QWxhZGRpbjpvcGVuIHNlc</text:span><text:span text:style-name="T5">2</text:span><text:span text:style-name="T5">FtZQ</text:span><text:span text:style-name="T5">==</text:span></text:p>
      <text:p text:style-name="P6"><text:span text:style-name="T5">Content</text:span><text:span text:style-name="T5">-</text:span><text:span text:style-name="T5">Type</text:span><text:span text:style-name="T5">: </text:span><text:span text:style-name="T5">application</text:span><text:span text:style-name="T5">/</text:span><text:span text:style-name="T5">json</text:span></text:p>
      <text:p text:style-name="P7"/>
      <text:p text:style-name="P11">{</text:p>
      <text:p text:style-name="P10"><text:span text:style-name="T5">"</text:span><text:span text:style-name="T5">query</text:span><text:span text:style-name="T5">": "</text:span><text:span text:style-name="T5">friendrequest</text:span><text:span text:style-name="T5">",<text:line-break/><text:tab/>"</text:span><text:span text:style-name="T5">author</text:span><text:span text:style-name="T5">":{<text:line-break/><text:tab/><text:tab/>"</text:span><text:span text:style-name="T5">id</text:span><text:span text:style-name="T5">":"8</text:span><text:span text:style-name="T5">d</text:span><text:span text:style-name="T5">919</text:span><text:span text:style-name="T5">f</text:span><text:span text:style-name="T5">29</text:span><text:span text:style-name="T5">c</text:span><text:span text:style-name="T5">12</text:span><text:span text:style-name="T5">e</text:span><text:span text:style-name="T5">8</text:span><text:span text:style-name="T5">f</text:span><text:span text:style-name="T5">97</text:span><text:span text:style-name="T5">bcbbd</text:span><text:span text:style-name="T5">34</text:span><text:span text:style-name="T5">cc</text:span><text:span text:style-name="T5">908</text:span><text:span text:style-name="T5">f</text:span><text:span text:style-name="T5">19</text:span><text:span text:style-name="T5">ab</text:span><text:span text:style-name="T5">9496989",<text:line-break/><text:tab/><text:tab/>"</text:span><text:span text:style-name="T5">host</text:span><text:span text:style-name="T5">":"</text:span><text:span text:style-name="T5">http</text:span><text:span text:style-name="T5">://127.0.0.1:5454/",<text:line-break/><text:tab/><text:tab/>"</text:span><text:span text:style-name="T5">displayname</text:span><text:span text:style-name="T5">":"</text:span><text:span text:style-name="T5">Greg</text:span><text:span text:style-name="T5">"<text:line-break/><text:tab/>},<text:line-break/><text:tab/>"</text:span><text:span text:style-name="T5">friend</text:span><text:span text:style-name="T5">": {<text:line-break/><text:tab/><text:tab/>"</text:span><text:span text:style-name="T5">id</text:span><text:span text:style-name="T5">":"9</text:span><text:span text:style-name="T5">de</text:span><text:span text:style-name="T5">17</text:span><text:span text:style-name="T5">f</text:span><text:span text:style-name="T5">29</text:span><text:span text:style-name="T5">c</text:span><text:span text:style-name="T5">12</text:span><text:span text:style-name="T5">e</text:span><text:span text:style-name="T5">8</text:span><text:span text:style-name="T5">f</text:span><text:span text:style-name="T5">97</text:span><text:span text:style-name="T5">bcbbd</text:span><text:span text:style-name="T5">34</text:span><text:span text:style-name="T5">cc</text:span><text:span text:style-name="T5">908</text:span><text:span text:style-name="T5">f</text:span><text:span text:style-name="T5">1</text:span><text:span text:style-name="T5">baba</text:span><text:span text:style-name="T5">40658</text:span><text:span text:style-name="T5">e</text:span><text:span text:style-name="T5">",<text:line-break/><text:tab/><text:tab/>"</text:span><text:span text:style-name="T5">host</text:span><text:span text:style-name="T5">":"</text:span><text:span text:style-name="T5">http</text:span><text:span text:style-name="T5">://127.0.0.1:5454/",<text:line-break/><text:tab/><text:tab/>"</text:span><text:span text:style-name="T5">displayname</text:span><text:span text:style-name="T5">":"</text:span><text:span text:style-name="T5">Lara</text:span><text:span text:style-name="T5">",<text:line-break/><text:tab/><text:tab/>"</text:span><text:span text:style-name="T5">url</text:span><text:span text:style-name="T5">":"</text:span><text:a xlink:type="simple" xlink:href="http://127.0.0.1:5454/author/"><text:span text:style-name="T5">http</text:span></text:a><text:a xlink:type="simple" xlink:href="http://127.0.0.1:5454/author/"><text:span text:style-name="T5">://127.0.0.1:5454/</text:span></text:a><text:a xlink:type="simple" xlink:href="http://127.0.0.1:5454/author/"><text:span text:style-name="T5">author</text:span></text:a><text:a xlink:type="simple" xlink:href="http://127.0.0.1:5454/author/"><text:span text:style-name="T5">/</text:span></text:a></text:p>
      <text:p text:style-name="P10"><text:span text:style-name="T5"><text:s text:c="10"/>9</text:span><text:span text:style-name="T5">de</text:span><text:span text:style-name="T5">17</text:span><text:span text:style-name="T5">f</text:span><text:span text:style-name="T5">29</text:span><text:span text:style-name="T5">c</text:span><text:span text:style-name="T5">12</text:span><text:span text:style-name="T5">e</text:span><text:span text:style-name="T5">8</text:span><text:span text:style-name="T5">f</text:span><text:span text:style-name="T5">97</text:span><text:span text:style-name="T5">bcbbd</text:span><text:span text:style-name="T5">34</text:span><text:span text:style-name="T5">cc</text:span><text:span text:style-name="T5">908</text:span><text:span text:style-name="T5">f</text:span><text:span text:style-name="T5">1</text:span><text:span text:style-name="T5">baba</text:span><text:span text:style-name="T5">40658</text:span><text:span text:style-name="T5">e</text:span><text:span text:style-name="T5">"<text:line-break/><text:tab/>}</text:span></text:p>
      <text:p text:style-name="P11">}</text:p>
      <text:p text:style-name="P1"/>
      <text:p text:style-name="P1"><text:span text:style-name="T4">Output</text:span><text:span text:style-name="T4">: </text:span>None</text:p>
      <text:p text:style-name="P1"><text:span text:style-name="T4">Response</text:span><text:span text:style-name="T4">:</text:span></text:p>
      <text:p text:style-name="P8"/>
      <text:p text:style-name="P6"><text:span text:style-name="T9">HTTP</text:span><text:span text:style-name="T9">/1.1 200 </text:span><text:span text:style-name="T9">OK</text:span></text:p>
      <text:p text:style-name="P4"/>
      <text:p text:style-name="P10"><text:line-break/></text:p>
      <text:p text:style-name="P1"><text:span text:style-name="T2">6. 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friends</text:span><text:span text:style-name="T2">/{</text:span><text:span text:style-name="T2">AUTHOR</text:span><text:span text:style-name="T2">_</text:span><text:span text:style-name="T2">ID</text:span><text:span text:style-name="T2">}</text:span></text:p>
      <text:p text:style-name="P1"><text:span text:style-name="T4">Method</text:span><text:span text:style-name="T4">:</text:span> Posts all the authors in the list who are friends with the author</text:p>
      <text:p text:style-name="P1"><text:span text:style-name="T4">Endpoint</text:span><text:span text:style-name="T4">:</text:span> api/author/friends/{AUTHOR_ID}</text:p>
      <text:p text:style-name="P1"/>
      <text:p text:style-name="P1"><text:span text:style-name="T4">Example</text:span><text:span text:style-name="T4">:</text:span></text:p>
      <text:p text:style-name="P1"><text:span text:style-name="T4">Input</text:span><text:span text:style-name="T4">:</text:span> </text:p>
      <text:p text:style-name="P5">{</text:p>
      <text:p text:style-name="P1"><text:span text:style-name="T8">"</text:span><text:span text:style-name="T8">query</text:span><text:span text:style-name="T8">":"</text:span><text:span text:style-name="T8">friends</text:span><text:span text:style-name="T8">",<text:line-break/>"</text:span><text:span text:style-name="T8">author</text:span><text:span text:style-name="T8">":"9</text:span><text:span text:style-name="T8">de</text:span><text:span text:style-name="T8">17</text:span><text:span text:style-name="T8">f</text:span><text:span text:style-name="T8">29</text:span><text:span text:style-name="T8">c</text:span><text:span text:style-name="T8">12</text:span><text:span text:style-name="T8">e</text:span><text:span text:style-name="T8">8</text:span><text:span text:style-name="T8">f</text:span><text:span text:style-name="T8">97</text:span><text:span text:style-name="T8">bcbbd</text:span><text:span text:style-name="T8">34</text:span><text:span text:style-name="T8">cc</text:span><text:span text:style-name="T8">908</text:span><text:span text:style-name="T8">f</text:span><text:span text:style-name="T8">1</text:span><text:span text:style-name="T8">baba</text:span><text:span text:style-name="T8">40658</text:span><text:span text:style-name="T8">e</text:span><text:span text:style-name="T8">",<text:line-break/></text:span><text:soft-page-break/><text:span text:style-name="T8">"</text:span><text:span text:style-name="T8">authors</text:span><text:span text:style-name="T8">":[<text:line-break/><text:tab/>"7</text:span><text:span text:style-name="T8">deee</text:span><text:span text:style-name="T8">0684811</text:span><text:span text:style-name="T8">f</text:span><text:span text:style-name="T8">22</text:span><text:span text:style-name="T8">b</text:span><text:span text:style-name="T8">384</text:span><text:span text:style-name="T8">ccb</text:span><text:span text:style-name="T8">5991</text:span><text:span text:style-name="T8">b</text:span><text:span text:style-name="T8">2</text:span><text:span text:style-name="T8">ca</text:span><text:span text:style-name="T8">7</text:span><text:span text:style-name="T8">e</text:span><text:span text:style-name="T8">78</text:span><text:span text:style-name="T8">abacde</text:span><text:span text:style-name="T8">",<text:line-break/><text:tab/>"31</text:span><text:span text:style-name="T8">cc</text:span><text:span text:style-name="T8">28</text:span><text:span text:style-name="T8">a</text:span><text:span text:style-name="T8">8</text:span><text:span text:style-name="T8">fbc</text:span><text:span text:style-name="T8">05787</text:span><text:span text:style-name="T8">d</text:span><text:span text:style-name="T8">0470</text:span><text:span text:style-name="T8">cdbd</text:span><text:span text:style-name="T8">62</text:span><text:span text:style-name="T8">ea</text:span><text:span text:style-name="T8">0474764</text:span><text:span text:style-name="T8">b</text:span><text:span text:style-name="T8">0</text:span><text:span text:style-name="T8">ae</text:span><text:span text:style-name="T8">",<text:line-break/><text:tab/></text:span><text:span text:style-name="T8">"1</text:span><text:span text:style-name="T8">af</text:span><text:span text:style-name="T8">17</text:span><text:span text:style-name="T8">e</text:span><text:span text:style-name="T8">947</text:span><text:span text:style-name="T8">f</text:span><text:span text:style-name="T8">387</text:span><text:span text:style-name="T8">a</text:span><text:span text:style-name="T8">2</text:span><text:span text:style-name="T8">d</text:span><text:span text:style-name="T8">8</text:span><text:span text:style-name="T8">c</text:span><text:span text:style-name="T8">09</text:span><text:span text:style-name="T8">a</text:span><text:span text:style-name="T8">807271</text:span><text:span text:style-name="T8">bd</text:span><text:span text:style-name="T8">094</text:span><text:span text:style-name="T8">e</text:span><text:span text:style-name="T8">8</text:span><text:span text:style-name="T8">eff</text:span><text:span text:style-name="T8">077",<text:line-break/><text:tab/>"77</text:span><text:span text:style-name="T8">cb</text:span><text:span text:style-name="T8">4</text:span><text:span text:style-name="T8">f</text:span><text:span text:style-name="T8">546</text:span><text:span text:style-name="T8">b</text:span><text:span text:style-name="T8">280</text:span><text:span text:style-name="T8">ea</text:span><text:span text:style-name="T8">905</text:span><text:span text:style-name="T8">a</text:span><text:span text:style-name="T8">6</text:span><text:span text:style-name="T8">fdd</text:span><text:span text:style-name="T8">99977</text:span><text:span text:style-name="T8">cd</text:span><text:span text:style-name="T8">090613994</text:span><text:span text:style-name="T8">a</text:span><text:span text:style-name="T8">",<text:line-break/><text:tab/>"11</text:span><text:span text:style-name="T8">c</text:span><text:span text:style-name="T8">3783</text:span><text:span text:style-name="T8">f</text:span><text:span text:style-name="T8">15</text:span><text:span text:style-name="T8">f</text:span><text:span text:style-name="T8">7</text:span><text:span text:style-name="T8">ade</text:span><text:span text:style-name="T8">03430303573098</text:span><text:span text:style-name="T8">f</text:span><text:span text:style-name="T8">0</text:span><text:span text:style-name="T8">d</text:span><text:span text:style-name="T8">4</text:span><text:span text:style-name="T8">d</text:span><text:span text:style-name="T8">20797</text:span><text:span text:style-name="T8">b</text:span><text:span text:style-name="T8">",<text:line-break/><text:tab/>"</text:span><text:span text:style-name="T8">bd</text:span><text:span text:style-name="T8">9</text:span><text:span text:style-name="T8">ef</text:span><text:span text:style-name="T8">9619</text:span><text:span text:style-name="T8">c</text:span><text:span text:style-name="T8">7241112</text:span><text:span text:style-name="T8">d</text:span><text:span text:style-name="T8">2</text:span><text:span text:style-name="T8">a</text:span><text:span text:style-name="T8">2</text:span><text:span text:style-name="T8">b</text:span><text:span text:style-name="T8">79505</text:span><text:span text:style-name="T8">f</text:span><text:span text:style-name="T8">736</text:span><text:span text:style-name="T8">fc</text:span><text:span text:style-name="T8">8</text:span><text:span text:style-name="T8">d</text:span><text:span text:style-name="T8">7</text:span><text:span text:style-name="T8">f</text:span><text:span text:style-name="T8">43</text:span><text:span text:style-name="T8">e</text:span><text:span text:style-name="T8">",<text:line-break/><text:tab/>"0169</text:span><text:span text:style-name="T8">a</text:span><text:span text:style-name="T8">8</text:span><text:span text:style-name="T8">ebf</text:span><text:span text:style-name="T8">3</text:span><text:span text:style-name="T8">cb</text:span><text:span text:style-name="T8">3</text:span><text:span text:style-name="T8">bd</text:span><text:span text:style-name="T8">7</text:span><text:span text:style-name="T8">f</text:span><text:span text:style-name="T8">092603564873</text:span><text:span text:style-name="T8">e</text:span><text:span text:style-name="T8">12</text:span><text:span text:style-name="T8">cce</text:span><text:span text:style-name="T8">9</text:span><text:span text:style-name="T8">d</text:span><text:span text:style-name="T8">4</text:span><text:span text:style-name="T8">c</text:span><text:span text:style-name="T8">5",<text:line-break/><text:tab/>"2130905</text:span><text:span text:style-name="T8">fd</text:span><text:span text:style-name="T8">0</text:span><text:span text:style-name="T8">de</text:span><text:span text:style-name="T8">94</text:span><text:span text:style-name="T8">c</text:span><text:span text:style-name="T8">3379</text:span><text:span text:style-name="T8">e</text:span><text:span text:style-name="T8">04839</text:span><text:span text:style-name="T8">cd</text:span><text:span text:style-name="T8">9</text:span><text:span text:style-name="T8">f</text:span><text:span text:style-name="T8">6889</text:span><text:span text:style-name="T8">ba</text:span><text:span text:style-name="T8">2</text:span><text:span text:style-name="T8">b</text:span><text:span text:style-name="T8">52</text:span><text:span text:style-name="T8">c</text:span><text:span text:style-name="T8">",<text:line-break/><text:tab/>"</text:span><text:span text:style-name="T8">b</text:span><text:span text:style-name="T8">32</text:span><text:span text:style-name="T8">c</text:span><text:span text:style-name="T8">9</text:span><text:span text:style-name="T8">e</text:span><text:span text:style-name="T8">0</text:span><text:span text:style-name="T8">b</text:span><text:span text:style-name="T8">5</text:span><text:span text:style-name="T8">fcf</text:span><text:span text:style-name="T8">85</text:span><text:span text:style-name="T8">f</text:span><text:span text:style-name="T8">46</text:span><text:span text:style-name="T8">b</text:span><text:span text:style-name="T8">9</text:span><text:span text:style-name="T8">ce</text:span><text:span text:style-name="T8">2</text:span><text:span text:style-name="T8">ba</text:span><text:span text:style-name="T8">89</text:span><text:span text:style-name="T8">b</text:span><text:span text:style-name="T8">2068</text:span><text:span text:style-name="T8">b</text:span><text:span text:style-name="T8">57</text:span><text:span text:style-name="T8">d</text:span><text:span text:style-name="T8">4641</text:span><text:span text:style-name="T8">b</text:span><text:span text:style-name="T8">",<text:line-break/><text:tab/>"</text:span><text:span text:style-name="T8">fe</text:span><text:span text:style-name="T8">45075</text:span><text:span text:style-name="T8">b</text:span><text:span text:style-name="T8">93</text:span><text:span text:style-name="T8">d</text:span><text:span text:style-name="T8">06</text:span><text:span text:style-name="T8">c</text:span><text:span text:style-name="T8">833</text:span><text:span text:style-name="T8">bb</text:span><text:span text:style-name="T8">25</text:span><text:span text:style-name="T8">d</text:span><text:span text:style-name="T8">5</text:span><text:span text:style-name="T8">a</text:span><text:span text:style-name="T8">6</text:span><text:span text:style-name="T8">dfe</text:span><text:span text:style-name="T8">669</text:span><text:span text:style-name="T8">cfde</text:span><text:span text:style-name="T8">3</text:span><text:span text:style-name="T8">f</text:span><text:span text:style-name="T8">99</text:span><text:span text:style-name="T8">d</text:span><text:span text:style-name="T8">",<text:line-break/><text:tab/>"</text:span><text:span text:style-name="T8">e</text:span><text:span text:style-name="T8">28</text:span><text:span text:style-name="T8">e</text:span><text:span text:style-name="T8">59</text:span><text:span text:style-name="T8">a</text:span><text:span text:style-name="T8">9612</text:span><text:span text:style-name="T8">c</text:span><text:span text:style-name="T8">369717</text:span><text:span text:style-name="T8">f</text:span><text:span text:style-name="T8">66</text:span><text:span text:style-name="T8">f</text:span><text:span text:style-name="T8">53</text:span><text:span text:style-name="T8">f</text:span><text:span text:style-name="T8">3</text:span><text:span text:style-name="T8">e</text:span><text:span text:style-name="T8">014</text:span><text:span text:style-name="T8">b</text:span><text:span text:style-name="T8">341857601",<text:line-break/><text:tab/>"</text:span><text:span text:style-name="T8">b</text:span><text:span text:style-name="T8">36</text:span><text:span text:style-name="T8">e</text:span><text:span text:style-name="T8">52</text:span><text:span text:style-name="T8">d</text:span><text:span text:style-name="T8">6</text:span><text:span text:style-name="T8">aaee</text:span><text:span text:style-name="T8">9285220</text:span><text:span text:style-name="T8">f</text:span><text:span text:style-name="T8">94</text:span><text:span text:style-name="T8">fc</text:span><text:span text:style-name="T8">321407</text:span><text:span text:style-name="T8">a</text:span><text:span text:style-name="T8">44</text:span><text:span text:style-name="T8">e</text:span><text:span text:style-name="T8">4</text:span><text:span text:style-name="T8">dc</text:span><text:span text:style-name="T8">622",<text:line-break/><text:tab/>"584</text:span><text:span text:style-name="T8">a</text:span><text:span text:style-name="T8">9739</text:span><text:span text:style-name="T8">ea</text:span><text:span text:style-name="T8">459</text:span><text:span text:style-name="T8">ce</text:span><text:span text:style-name="T8">4</text:span><text:span text:style-name="T8">aae</text:span><text:span text:style-name="T8">5</text:span><text:span text:style-name="T8">a</text:span><text:span text:style-name="T8">88827</text:span><text:span text:style-name="T8">d</text:span><text:span text:style-name="T8">970196</text:span><text:span text:style-name="T8">fb</text:span><text:span text:style-name="T8">27769",<text:line-break/><text:tab/>"96</text:span><text:span text:style-name="T8">b</text:span><text:span text:style-name="T8">3</text:span><text:span text:style-name="T8">b</text:span><text:span text:style-name="T8">5</text:span><text:span text:style-name="T8">a</text:span><text:span text:style-name="T8">70</text:span><text:span text:style-name="T8">cd</text:span><text:span text:style-name="T8">9591</text:span><text:span text:style-name="T8">c</text:span><text:span text:style-name="T8">73760</text:span><text:span text:style-name="T8">bd</text:span><text:span text:style-name="T8">8669</text:span><text:span text:style-name="T8">aa</text:span><text:span text:style-name="T8">5</text:span><text:span text:style-name="T8">bd</text:span><text:span text:style-name="T8">7</text:span><text:span text:style-name="T8">cc</text:span><text:span text:style-name="T8">689</text:span><text:span text:style-name="T8">c</text:span><text:span text:style-name="T8">5",<text:line-break/><text:tab/>"6465678</text:span><text:span text:style-name="T8">d</text:span><text:span text:style-name="T8">0</text:span><text:span text:style-name="T8">a</text:span><text:span text:style-name="T8">409</text:span><text:span text:style-name="T8">b</text:span><text:span text:style-name="T8">96829</text:span><text:span text:style-name="T8">fd</text:span><text:span text:style-name="T8">64</text:span><text:span text:style-name="T8">d</text:span><text:span text:style-name="T8">0894132966</text:span><text:span text:style-name="T8">e</text:span><text:span text:style-name="T8">97</text:span><text:span text:style-name="T8">eee</text:span><text:span text:style-name="T8">",<text:line-break/><text:tab/>"695</text:span><text:span text:style-name="T8">c</text:span><text:span text:style-name="T8">780</text:span><text:span text:style-name="T8">ea</text:span><text:span text:style-name="T8">2815</text:span><text:span text:style-name="T8">bc</text:span><text:span text:style-name="T8">94</text:span><text:span text:style-name="T8">c</text:span><text:span text:style-name="T8">54782</text:span><text:span text:style-name="T8">f</text:span><text:span text:style-name="T8">5046</text:span><text:span text:style-name="T8">dfa</text:span><text:span text:style-name="T8">4</text:span><text:span text:style-name="T8">e</text:span><text:span text:style-name="T8">325</text:span><text:span text:style-name="T8">f</text:span><text:span text:style-name="T8">875",<text:line-break/><text:tab/>"8743</text:span><text:span text:style-name="T8">f</text:span><text:span text:style-name="T8">7511</text:span><text:span text:style-name="T8">a</text:span><text:span text:style-name="T8">1</text:span><text:span text:style-name="T8">a</text:span><text:span text:style-name="T8">569</text:span><text:span text:style-name="T8">e</text:span><text:span text:style-name="T8">4</text:span><text:span text:style-name="T8">e</text:span><text:span text:style-name="T8">9</text:span><text:span text:style-name="T8">dacbb</text:span><text:span text:style-name="T8">25</text:span><text:span text:style-name="T8">e</text:span><text:span text:style-name="T8">27395629</text:span><text:span text:style-name="T8">ba</text:span><text:span text:style-name="T8">5</text:span><text:span text:style-name="T8">c</text:span><text:span text:style-name="T8">0",<text:line-break/><text:tab/>"539</text:span><text:span text:style-name="T8">b</text:span><text:span text:style-name="T8">65</text:span><text:span text:style-name="T8">f</text:span><text:span text:style-name="T8">2</text:span><text:span text:style-name="T8">d</text:span><text:span text:style-name="T8">76</text:span><text:span text:style-name="T8">d</text:span><text:span text:style-name="T8">0327</text:span><text:span text:style-name="T8">dc</text:span><text:span text:style-name="T8">45</text:span><text:span text:style-name="T8">bf</text:span><text:span text:style-name="T8">6354</text:span><text:span text:style-name="T8">cda</text:span><text:span text:style-name="T8">535</text:span><text:span text:style-name="T8">d</text:span><text:span text:style-name="T8">6</text:span><text:span text:style-name="T8">f</text:span><text:span text:style-name="T8">8</text:span><text:span text:style-name="T8">ed</text:span><text:span text:style-name="T8">02",<text:line-break/><text:tab/>"</text:span><text:span text:style-name="T8">c</text:span><text:span text:style-name="T8">55670261253</text:span><text:span text:style-name="T8">c</text:span><text:span text:style-name="T8">5</text:span><text:span text:style-name="T8">ce</text:span><text:span text:style-name="T8">25</text:span><text:span text:style-name="T8">e</text:span><text:span text:style-name="T8">22</text:span><text:span text:style-name="T8">b</text:span><text:span text:style-name="T8">47</text:span><text:span text:style-name="T8">a</text:span><text:span text:style-name="T8">34629</text:span><text:span text:style-name="T8">dd</text:span><text:span text:style-name="T8">15</text:span><text:span text:style-name="T8">e</text:span><text:span text:style-name="T8">819</text:span><text:span text:style-name="T8">d</text:span><text:span text:style-name="T8">4"<text:line-break/>]}</text:span><text:line-break/></text:p>
      <text:p text:style-name="P1"><text:span text:style-name="T4">Request</text:span><text:span text:style-name="T4">:</text:span></text:p>
      <text:p text:style-name="P1"><text:span text:style-name="T4">POST</text:span><text:span text:style-name="T4">:</text:span></text:p>
      <text:p text:style-name="P9"/>
      <text:p text:style-name="P6"><text:span text:style-name="T10">POST</text:span><text:span text:style-name="T10"> /</text:span><text:span text:style-name="T10">api</text:span><text:span text:style-name="T10">/</text:span><text:span text:style-name="T10">author</text:span><text:span text:style-name="T10">/</text:span><text:span text:style-name="T10">friends</text:span><text:span text:style-name="T10">/</text:span><text:span text:style-name="T10">9</text:span><text:span text:style-name="T10">de</text:span><text:span text:style-name="T10">17</text:span><text:span text:style-name="T10">f</text:span><text:span text:style-name="T10">29</text:span><text:span text:style-name="T10">c</text:span><text:span text:style-name="T10">12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</text:span><text:span text:style-name="T10">baba</text:span><text:span text:style-name="T10">40658</text:span><text:span text:style-name="T10">e</text:span><text:span text:style-name="T10"> </text:span><text:span text:style-name="T10">HTTP</text:span><text:span text:style-name="T10">/1.1</text:span></text:p>
      <text:p text:style-name="P6"><text:span text:style-name="T6">HOST</text:span><text:span text:style-name="T6">: </text:span><text:span text:style-name="T6">service</text:span></text:p>
      <text:p text:style-name="P6"><text:span text:style-name="T6">Authorization</text:span><text:span text:style-name="T6">: </text:span><text:span text:style-name="T6">Basic</text:span><text:span text:style-name="T6"> </text:span><text:span text:style-name="T6">QWxhZGRpbjpvcGVuIHNlc</text:span><text:span text:style-name="T6">2</text:span><text:span text:style-name="T6">FtZQ</text:span><text:span text:style-name="T6">==</text:span></text:p>
      <text:p text:style-name="P6"><text:span text:style-name="T6">Content</text:span><text:span text:style-name="T6">-</text:span><text:span text:style-name="T6">Type</text:span><text:span text:style-name="T6">: </text:span><text:span text:style-name="T6">application</text:span><text:span text:style-name="T6">/</text:span><text:span text:style-name="T6">json</text:span></text:p>
      <text:p text:style-name="P6"><text:line-break/><text:span text:style-name="T10">{</text:span></text:p>
      <text:p text:style-name="P6"><text:span text:style-name="T10">"</text:span><text:span text:style-name="T10">query</text:span><text:span text:style-name="T10">":"</text:span><text:span text:style-name="T10">friends</text:span><text:span text:style-name="T10">",<text:line-break/>"</text:span><text:span text:style-name="T10">author</text:span><text:span text:style-name="T10">":"9</text:span><text:span text:style-name="T10">de</text:span><text:span text:style-name="T10">17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</text:span><text:span text:style-name="T10">baba</text:span><text:span text:style-name="T10">40658</text:span><text:span text:style-name="T10">e</text:span><text:span text:style-name="T10">",<text:line-break/>"</text:span><text:span text:style-name="T10">authors</text:span><text:span text:style-name="T10">":</text:span></text:p>
      <text:p text:style-name="P6"><text:span text:style-name="T10">[<text:line-break/><text:tab/>"7</text:span><text:span text:style-name="T10">deee</text:span><text:span text:style-name="T10">0684811</text:span><text:span text:style-name="T10">f</text:span><text:span text:style-name="T10">22</text:span><text:span text:style-name="T10">b</text:span><text:span text:style-name="T10">384</text:span><text:span text:style-name="T10">ccb</text:span><text:span text:style-name="T10">5991</text:span><text:span text:style-name="T10">b</text:span><text:span text:style-name="T10">2</text:span><text:span text:style-name="T10">ca</text:span><text:span text:style-name="T10">7</text:span><text:span text:style-name="T10">e</text:span><text:span text:style-name="T10">78</text:span><text:span text:style-name="T10">abacde</text:span><text:span text:style-name="T10">",<text:line-break/><text:tab/>"31</text:span><text:span text:style-name="T10">cc</text:span><text:span text:style-name="T10">28</text:span><text:span text:style-name="T10">a</text:span><text:span text:style-name="T10">8</text:span><text:span text:style-name="T10">fbc</text:span><text:span text:style-name="T10">05787</text:span><text:span text:style-name="T10">d</text:span><text:span text:style-name="T10">0470</text:span><text:span text:style-name="T10">cdbd</text:span><text:span text:style-name="T10">62</text:span><text:span text:style-name="T10">ea</text:span><text:span text:style-name="T10">0474764</text:span><text:span text:style-name="T10">b</text:span><text:span text:style-name="T10">0</text:span><text:span text:style-name="T10">ae</text:span><text:span text:style-name="T10">",<text:line-break/><text:tab/>"1</text:span><text:span text:style-name="T10">af</text:span><text:span text:style-name="T10">17</text:span><text:span text:style-name="T10">e</text:span><text:span text:style-name="T10">947</text:span><text:span text:style-name="T10">f</text:span><text:span text:style-name="T10">387</text:span><text:span text:style-name="T10">a</text:span><text:span text:style-name="T10">2</text:span><text:span text:style-name="T10">d</text:span><text:span text:style-name="T10">8</text:span><text:span text:style-name="T10">c</text:span><text:span text:style-name="T10">09</text:span><text:span text:style-name="T10">a</text:span><text:span text:style-name="T10">807271</text:span><text:span text:style-name="T10">bd</text:span><text:span text:style-name="T10">094</text:span><text:span text:style-name="T10">e</text:span><text:span text:style-name="T10">8</text:span><text:span text:style-name="T10">eff</text:span><text:span text:style-name="T10">077",<text:line-break/><text:tab/>"77</text:span><text:span text:style-name="T10">cb</text:span><text:span text:style-name="T10">4</text:span><text:span text:style-name="T10">f</text:span><text:span text:style-name="T10">546</text:span><text:span text:style-name="T10">b</text:span><text:span text:style-name="T10">280</text:span><text:span text:style-name="T10">ea</text:span><text:span text:style-name="T10">905</text:span><text:span text:style-name="T10">a</text:span><text:span text:style-name="T10">6</text:span><text:span text:style-name="T10">fdd</text:span><text:span text:style-name="T10">99977</text:span><text:span text:style-name="T10">cd</text:span><text:span text:style-name="T10">090613994</text:span><text:span text:style-name="T10">a</text:span><text:span text:style-name="T10">",<text:line-break/><text:tab/>"11</text:span><text:span text:style-name="T10">c</text:span><text:span text:style-name="T10">3783</text:span><text:span text:style-name="T10">f</text:span><text:span text:style-name="T10">15</text:span><text:span text:style-name="T10">f</text:span><text:span text:style-name="T10">7</text:span><text:span text:style-name="T10">ade</text:span><text:span text:style-name="T10">03430303573098</text:span><text:span text:style-name="T10">f</text:span><text:span text:style-name="T10">0</text:span><text:span text:style-name="T10">d</text:span><text:span text:style-name="T10">4</text:span><text:span text:style-name="T10">d</text:span><text:span text:style-name="T10">20797</text:span><text:span text:style-name="T10">b</text:span><text:span text:style-name="T10">",<text:line-break/><text:tab/>"</text:span><text:span text:style-name="T10">bd</text:span><text:span text:style-name="T10">9</text:span><text:span text:style-name="T10">ef</text:span><text:span text:style-name="T10">9619</text:span><text:span text:style-name="T10">c</text:span><text:span text:style-name="T10">7241112</text:span><text:span text:style-name="T10">d</text:span><text:span text:style-name="T10">2</text:span><text:span text:style-name="T10">a</text:span><text:span text:style-name="T10">2</text:span><text:span text:style-name="T10">b</text:span><text:span text:style-name="T10">79505</text:span><text:span text:style-name="T10">f</text:span><text:span text:style-name="T10">736</text:span><text:span text:style-name="T10">fc</text:span><text:span text:style-name="T10">8</text:span><text:span text:style-name="T10">d</text:span><text:span text:style-name="T10">7</text:span><text:span text:style-name="T10">f</text:span><text:span text:style-name="T10">43</text:span><text:span text:style-name="T10">e</text:span><text:span text:style-name="T10">",<text:line-break/><text:tab/>"0169</text:span><text:span text:style-name="T10">a</text:span><text:span text:style-name="T10">8</text:span><text:span text:style-name="T10">ebf</text:span><text:span text:style-name="T10">3</text:span><text:span text:style-name="T10">cb</text:span><text:span text:style-name="T10">3</text:span><text:span text:style-name="T10">bd</text:span><text:span text:style-name="T10">7</text:span><text:span text:style-name="T10">f</text:span><text:span text:style-name="T10">092603564873</text:span><text:span text:style-name="T10">e</text:span><text:span text:style-name="T10">12</text:span><text:span text:style-name="T10">cce</text:span><text:span text:style-name="T10">9</text:span><text:span text:style-name="T10">d</text:span><text:span text:style-name="T10">4</text:span><text:span text:style-name="T10">c</text:span><text:span text:style-name="T10">5",<text:line-break/><text:tab/>"2130905</text:span><text:span text:style-name="T10">fd</text:span><text:span text:style-name="T10">0</text:span><text:span text:style-name="T10">de</text:span><text:span text:style-name="T10">94</text:span><text:span text:style-name="T10">c</text:span><text:span text:style-name="T10">3379</text:span><text:span text:style-name="T10">e</text:span><text:span text:style-name="T10">04839</text:span><text:span text:style-name="T10">cd</text:span><text:span text:style-name="T10">9</text:span><text:span text:style-name="T10">f</text:span><text:span text:style-name="T10">6889</text:span><text:span text:style-name="T10">ba</text:span><text:span text:style-name="T10">2</text:span><text:span text:style-name="T10">b</text:span><text:span text:style-name="T10">52</text:span><text:span text:style-name="T10">c</text:span><text:span text:style-name="T10">",<text:line-break/><text:tab/>"</text:span><text:span text:style-name="T10">b</text:span><text:span text:style-name="T10">32</text:span><text:span text:style-name="T10">c</text:span><text:span text:style-name="T10">9</text:span><text:span text:style-name="T10">e</text:span><text:span text:style-name="T10">0</text:span><text:span text:style-name="T10">b</text:span><text:span text:style-name="T10">5</text:span><text:span text:style-name="T10">fcf</text:span><text:span text:style-name="T10">85</text:span><text:span text:style-name="T10">f</text:span><text:span text:style-name="T10">46</text:span><text:span text:style-name="T10">b</text:span><text:span text:style-name="T10">9</text:span><text:span text:style-name="T10">ce</text:span><text:span text:style-name="T10">2</text:span><text:span text:style-name="T10">ba</text:span><text:span text:style-name="T10">89</text:span><text:span text:style-name="T10">b</text:span><text:span text:style-name="T10">2068</text:span><text:span text:style-name="T10">b</text:span><text:span text:style-name="T10">57</text:span><text:span text:style-name="T10">d</text:span><text:span text:style-name="T10">4641</text:span><text:span text:style-name="T10">b</text:span><text:span text:style-name="T10">",<text:line-break/></text:span><text:span text:style-name="T10"><text:tab/>"</text:span><text:span text:style-name="T10">fe</text:span><text:span text:style-name="T10">45075</text:span><text:span text:style-name="T10">b</text:span><text:span text:style-name="T10">93</text:span><text:span text:style-name="T10">d</text:span><text:span text:style-name="T10">06</text:span><text:span text:style-name="T10">c</text:span><text:span text:style-name="T10">833</text:span><text:span text:style-name="T10">bb</text:span><text:span text:style-name="T10">25</text:span><text:span text:style-name="T10">d</text:span><text:span text:style-name="T10">5</text:span><text:span text:style-name="T10">a</text:span><text:span text:style-name="T10">6</text:span><text:span text:style-name="T10">dfe</text:span><text:span text:style-name="T10">669</text:span><text:span text:style-name="T10">cfde</text:span><text:span text:style-name="T10">3</text:span><text:span text:style-name="T10">f</text:span><text:span text:style-name="T10">99</text:span><text:span text:style-name="T10">d</text:span><text:span text:style-name="T10">",<text:line-break/><text:tab/>"</text:span><text:span text:style-name="T10">e</text:span><text:span text:style-name="T10">28</text:span><text:span text:style-name="T10">e</text:span><text:span text:style-name="T10">59</text:span><text:span text:style-name="T10">a</text:span><text:span text:style-name="T10">9612</text:span><text:span text:style-name="T10">c</text:span><text:span text:style-name="T10">369717</text:span><text:span text:style-name="T10">f</text:span><text:span text:style-name="T10">66</text:span><text:span text:style-name="T10">f</text:span><text:span text:style-name="T10">53</text:span><text:span text:style-name="T10">f</text:span><text:span text:style-name="T10">3</text:span><text:span text:style-name="T10">e</text:span><text:span text:style-name="T10">014</text:span><text:span text:style-name="T10">b</text:span><text:span text:style-name="T10">341857601",<text:line-break/></text:span><text:soft-page-break/><text:span text:style-name="T10"><text:tab/>"</text:span><text:span text:style-name="T10">b</text:span><text:span text:style-name="T10">36</text:span><text:span text:style-name="T10">e</text:span><text:span text:style-name="T10">52</text:span><text:span text:style-name="T10">d</text:span><text:span text:style-name="T10">6</text:span><text:span text:style-name="T10">aaee</text:span><text:span text:style-name="T10">9285220</text:span><text:span text:style-name="T10">f</text:span><text:span text:style-name="T10">94</text:span><text:span text:style-name="T10">fc</text:span><text:span text:style-name="T10">321407</text:span><text:span text:style-name="T10">a</text:span><text:span text:style-name="T10">44</text:span><text:span text:style-name="T10">e</text:span><text:span text:style-name="T10">4</text:span><text:span text:style-name="T10">dc</text:span><text:span text:style-name="T10">622",<text:line-break/><text:tab/>"584</text:span><text:span text:style-name="T10">a</text:span><text:span text:style-name="T10">9739</text:span><text:span text:style-name="T10">ea</text:span><text:span text:style-name="T10">459</text:span><text:span text:style-name="T10">ce</text:span><text:span text:style-name="T10">4</text:span><text:span text:style-name="T10">aae</text:span><text:span text:style-name="T10">5</text:span><text:span text:style-name="T10">a</text:span><text:span text:style-name="T10">88827</text:span><text:span text:style-name="T10">d</text:span><text:span text:style-name="T10">970196</text:span><text:span text:style-name="T10">fb</text:span><text:span text:style-name="T10">27769",<text:line-break/><text:tab/>"96</text:span><text:span text:style-name="T10">b</text:span><text:span text:style-name="T10">3</text:span><text:span text:style-name="T10">b</text:span><text:span text:style-name="T10">5</text:span><text:span text:style-name="T10">a</text:span><text:span text:style-name="T10">70</text:span><text:span text:style-name="T10">cd</text:span><text:span text:style-name="T10">9591</text:span><text:span text:style-name="T10">c</text:span><text:span text:style-name="T10">73760</text:span><text:span text:style-name="T10">bd</text:span><text:span text:style-name="T10">8669</text:span><text:span text:style-name="T10">aa</text:span><text:span text:style-name="T10">5</text:span><text:span text:style-name="T10">bd</text:span><text:span text:style-name="T10">7</text:span><text:span text:style-name="T10">cc</text:span><text:span text:style-name="T10">689</text:span><text:span text:style-name="T10">c</text:span><text:span text:style-name="T10">5",<text:line-break/><text:tab/>"6465678</text:span><text:span text:style-name="T10">d</text:span><text:span text:style-name="T10">0</text:span><text:span text:style-name="T10">a</text:span><text:span text:style-name="T10">409</text:span><text:span text:style-name="T10">b</text:span><text:span text:style-name="T10">96829</text:span><text:span text:style-name="T10">fd</text:span><text:span text:style-name="T10">64</text:span><text:span text:style-name="T10">d</text:span><text:span text:style-name="T10">0894132966</text:span><text:span text:style-name="T10">e</text:span><text:span text:style-name="T10">97</text:span><text:span text:style-name="T10">eee</text:span><text:span text:style-name="T10">",<text:line-break/><text:tab/>"695</text:span><text:span text:style-name="T10">c</text:span><text:span text:style-name="T10">780</text:span><text:span text:style-name="T10">ea</text:span><text:span text:style-name="T10">2815</text:span><text:span text:style-name="T10">bc</text:span><text:span text:style-name="T10">94</text:span><text:span text:style-name="T10">c</text:span><text:span text:style-name="T10">54782</text:span><text:span text:style-name="T10">f</text:span><text:span text:style-name="T10">5046</text:span><text:span text:style-name="T10">dfa</text:span><text:span text:style-name="T10">4</text:span><text:span text:style-name="T10">e</text:span><text:span text:style-name="T10">325</text:span><text:span text:style-name="T10">f</text:span><text:span text:style-name="T10">875",<text:line-break/><text:tab/>"8743</text:span><text:span text:style-name="T10">f</text:span><text:span text:style-name="T10">7511</text:span><text:span text:style-name="T10">a</text:span><text:span text:style-name="T10">1</text:span><text:span text:style-name="T10">a</text:span><text:span text:style-name="T10">569</text:span><text:span text:style-name="T10">e</text:span><text:span text:style-name="T10">4</text:span><text:span text:style-name="T10">e</text:span><text:span text:style-name="T10">9</text:span><text:span text:style-name="T10">dacbb</text:span><text:span text:style-name="T10">25</text:span><text:span text:style-name="T10">e</text:span><text:span text:style-name="T10">27395629</text:span><text:span text:style-name="T10">ba</text:span><text:span text:style-name="T10">5</text:span><text:span text:style-name="T10">c</text:span><text:span text:style-name="T10">0",<text:line-break/><text:tab/>"539</text:span><text:span text:style-name="T10">b</text:span><text:span text:style-name="T10">65</text:span><text:span text:style-name="T10">f</text:span><text:span text:style-name="T10">2</text:span><text:span text:style-name="T10">d</text:span><text:span text:style-name="T10">76</text:span><text:span text:style-name="T10">d</text:span><text:span text:style-name="T10">0327</text:span><text:span text:style-name="T10">dc</text:span><text:span text:style-name="T10">45</text:span><text:span text:style-name="T10">bf</text:span><text:span text:style-name="T10">6354</text:span><text:span text:style-name="T10">cda</text:span><text:span text:style-name="T10">535</text:span><text:span text:style-name="T10">d</text:span><text:span text:style-name="T10">6</text:span><text:span text:style-name="T10">f</text:span><text:span text:style-name="T10">8</text:span><text:span text:style-name="T10">ed</text:span><text:span text:style-name="T10">02",<text:line-break/><text:tab/>"</text:span><text:span text:style-name="T10">c</text:span><text:span text:style-name="T10">55670261253</text:span><text:span text:style-name="T10">c</text:span><text:span text:style-name="T10">5</text:span><text:span text:style-name="T10">ce</text:span><text:span text:style-name="T10">25</text:span><text:span text:style-name="T10">e</text:span><text:span text:style-name="T10">22</text:span><text:span text:style-name="T10">b</text:span><text:span text:style-name="T10">47</text:span><text:span text:style-name="T10">a</text:span><text:span text:style-name="T10">34629</text:span><text:span text:style-name="T10">dd</text:span><text:span text:style-name="T10">15</text:span><text:span text:style-name="T10">e</text:span><text:span text:style-name="T10">819</text:span><text:span text:style-name="T10">d</text:span><text:span text:style-name="T10">4"<text:line-break/>]<text:line-break/>}</text:span></text:p>
      <text:p text:style-name="P13"/>
      <text:p text:style-name="P12"><text:span text:style-name="T4">Output</text:span><text:span text:style-name="T4">: </text:span>[list of results]</text:p>
      <text:p text:style-name="P12"><text:span text:style-name="T4">Response</text:span><text:span text:style-name="T4">:</text:span><text:line-break/><text:tab/><text:span text:style-name="T9">{</text:span></text:p>
      <text:p text:style-name="P17">"query":"friends",<text:line-break/><text:tab/>"author":"9de17f29c12e8f97bcbbd34cc908f1baba40658e",<text:line-break/><text:tab/>"friends":[<text:line-break/><text:tab/><text:tab/>"7deee0684811f22b384ccb5991b2ca7e78abacde",<text:line-break/><text:tab/><text:tab/>"11c3783f15f7ade03430303573098f0d4d20797b",<text:line-break/><text:tab/>]<text:line-break/><text:tab/>}</text:p>
      <text:p text:style-name="P3"/>
      <text:p text:style-name="P3">7. http://service/api/friends/{AUTHOR_ID}/{Author_ID}/</text:p>
      <text:p text:style-name="P1"><text:span text:style-name="T4">Method</text:span><text:span text:style-name="T4">:</text:span> Responds if the authors are friends or not</text:p>
      <text:p text:style-name="P1"><text:span text:style-name="T4">Endpoint</text:span><text:span text:style-name="T4">:</text:span> api/author/friends/{AUTHOR_ID}/{AUTHOR_ID}</text:p>
      <text:p text:style-name="P1"/>
      <text:p text:style-name="P1"><text:span text:style-name="T4">Example</text:span><text:span text:style-name="T4">:</text:span></text:p>
      <text:p text:style-name="P1"><text:span text:style-name="T4">Input</text:span><text:span text:style-name="T4">:</text:span> <text:span text:style-name="T9">9</text:span><text:span text:style-name="T9">de</text:span><text:span text:style-name="T9">17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</text:span><text:span text:style-name="T9">baba</text:span><text:span text:style-name="T9">40658</text:span><text:span text:style-name="T9">e</text:span><text:span text:style-name="T9">/8</text:span><text:span text:style-name="T9">d</text:span><text:span text:style-name="T9">919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9</text:span><text:span text:style-name="T9">ab</text:span><text:span text:style-name="T9">9496989</text:span></text:p>
      <text:p text:style-name="P1"><text:span text:style-name="T4">Request</text:span><text:span text:style-name="T4">:</text:span></text:p>
      <text:p text:style-name="P6"><text:span text:style-name="T9">GET</text:span><text:span text:style-name="T9"> /</text:span><text:span text:style-name="T9">api</text:span><text:span text:style-name="T9">/</text:span><text:span text:style-name="T9">author</text:span><text:span text:style-name="T9">/</text:span><text:span text:style-name="T9">friends</text:span><text:span text:style-name="T9">/9</text:span><text:span text:style-name="T9">de</text:span><text:span text:style-name="T9">17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</text:span><text:span text:style-name="T9">baba</text:span><text:span text:style-name="T9">40658</text:span><text:span text:style-name="T9">e</text:span><text:span text:style-name="T9">/8</text:span><text:span text:style-name="T9">d</text:span><text:span text:style-name="T9">919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9</text:span><text:span text:style-name="T9">ab</text:span><text:span text:style-name="T9">9496989 </text:span><text:span text:style-name="T9">HTTP</text:span><text:span text:style-name="T9">/1.1</text:span></text:p>
      <text:p text:style-name="P6"><text:span text:style-name="T7">HOST</text:span><text:span text:style-name="T7">: </text:span><text:span text:style-name="T7">service</text:span></text:p>
      <text:p text:style-name="P6"><text:span text:style-name="T7">Authorization</text:span><text:span text:style-name="T7">: </text:span><text:span text:style-name="T7">Basic</text:span><text:span text:style-name="T7"> </text:span><text:span text:style-name="T7">QWxhZGRpbjpvcGVuIHNlc</text:span><text:span text:style-name="T7">2</text:span><text:span text:style-name="T7">FtZQ</text:span><text:span text:style-name="T7">==</text:span></text:p>
      <text:p text:style-name="P6"><text:span text:style-name="T7">Content</text:span><text:span text:style-name="T7">-</text:span><text:span text:style-name="T7">Type</text:span><text:span text:style-name="T7">: </text:span><text:span text:style-name="T7">application</text:span><text:span text:style-name="T7">/</text:span><text:span text:style-name="T7">json</text:span></text:p>
      <text:p text:style-name="P12"><text:span text:style-name="T4">Response</text:span><text:span text:style-name="T4">:</text:span><text:line-break/><text:tab/><text:span text:style-name="T9">{</text:span></text:p>
      <text:p text:style-name="P10"><text:span text:style-name="T9">"</text:span><text:span text:style-name="T9">query</text:span><text:span text:style-name="T9">":"</text:span><text:span text:style-name="T9">friends</text:span><text:span text:style-name="T9">",<text:line-break/><text:tab/>"</text:span><text:span text:style-name="T9">authors</text:span><text:span text:style-name="T9">":[</text:span></text:p>
      <text:p text:style-name="P15"><text:span text:style-name="T9">"9</text:span><text:span text:style-name="T9">de</text:span><text:span text:style-name="T9">17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</text:span><text:span text:style-name="T9">baba</text:span><text:span text:style-name="T9">40658</text:span><text:span text:style-name="T9">e</text:span><text:span text:style-name="T9">",<text:line-break/><text:tab/>"8</text:span><text:span text:style-name="T9">d</text:span><text:span text:style-name="T9">919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9</text:span><text:span text:style-name="T9">ab</text:span><text:span text:style-name="T9">9496989"<text:line-break/>],<text:line-break/></text:span><text:soft-page-break/><text:span text:style-name="T9">"</text:span><text:span text:style-name="T9">friends</text:span><text:span text:style-name="T9">":"</text:span><text:span text:style-name="T9">YES</text:span><text:span text:style-name="T9">" </text:span><text:span text:style-name="T11"># </text:span><text:span text:style-name="T11">or</text:span><text:span text:style-name="T11"> “</text:span><text:span text:style-name="T11">NO</text:span><text:span text:style-name="T11">”</text:span><text:span text:style-name="T9"><text:line-break/>}</text:span></text:p>
      <text:p text:style-name="P15"/>
      <text:p text:style-name="P15"/>
      <text:p text:style-name="P15"/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nhu </dc:creator>
    <meta:editing-cycles>3</meta:editing-cycles>
    <dc:date>2015-03-19T23:55:11</dc:date>
    <meta:editing-duration>P0D</meta:editing-duration>
    <meta:document-statistic meta:table-count="0" meta:image-count="0" meta:object-count="0" meta:page-count="11" meta:paragraph-count="330" meta:word-count="780" meta:character-count="13805" meta:non-whitespace-character-count="10466"/>
  </office:meta>
</office:document-meta>
</file>